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O'Brien</text:p>
      <text:p text:style-name="P1">Assignment 5</text:p>
      <text:p text:style-name="P1">December 9, 2014</text:p>
      <text:p text:style-name="P1"/>
      <text:p text:style-name="P2">Assignment 5 Written Portion</text:p>
      <text:p text:style-name="P2"/>
      <text:p text:style-name="P2"/>
      <text:p text:style-name="P2"/>
      <text:p text:style-name="P2"/>
      <text:p text:style-name="P2">Ethics:</text:p>
      <text:p text:style-name="P2"><text:tab/>The very most important thing when it comes to this topic of other people's code, or information is to remember to simply not steal it. There is absolutely no reason good reason for someone to take information or code that doesn't belong to them. It's the difference between referencing and copying when writing a paper. Having someone or some website help you through an issue is important, as long as it isn't copy paste. Even then, whoever is doing that will only hurt themselves in the end. With coding, they won't actually learn anything that they might need to know for their jobs. And with information, you can end up in jail. Jail hurts. Intellectual property is someone's idea or process of sorts. Again this falls right back into code, and information. Stealing that will put you in jail. And you cheat yourself of actually having learned or figured out this on your own. It's bad, don't do it.</text:p>
      <text:p text:style-name="P2"/>
      <text:p text:style-name="P2">Evaluate:</text:p>
      <text:p text:style-name="P2"><text:tab/>The order of items in an adjacency list allows for connections between all sorts of data added in any order. Ideally, the connected data would be added together, allowing them to be closer in memory and speed of the process. But it would still be possible to link up the first and last stored items without having to do a lot of rearrangement for the data set. Though after a long list of connections, trying to find them later on requires the traversal through the list to find the connection. Larger data sets would end up causing some issues with run time performance, and I believe this is noted as O(n).</text:p>
      <text:p text:style-name="P2"><text:tab/>Comparing 2-3 and 2-3-4 trees, the overall performance of a 2-3-4 tree will be better with a larger set of data. Early stages of data entry will favor the 2-3 simply because of the overhead from a 2-3-4 tree. Big O notation would show that the growth of a 2-3 would be slower than that of a 2-3-4 tree with an infinite amount of data.</text:p>
      <text:p text:style-name="P2"><text:tab/>Hash tables against a BST. Hash tables depend entirely on the hash functions ability to allocate the information in an even way. If the function doesn't do this, the table just turns into a LLL. The same goes for if the data input is in order when entering a BST. Overall the run time for an evenly distributed table should beat that of a BST at larger data sets. A BST allows for easy traversal because of the known values always being less or greater, so the user won't need to wait to go through all of the data before finding it's item. A table would have to go through the entire list at that hash point no matter what. </text:p>
      <text:p text:style-name="P2"/>
      <text:p text:style-name="P2">Vim Tools:</text:p>
      <text:p text:style-name="P2"><text:tab/>The search and replace function for vim was probably the most helpful and time saving thing that I've used all term. The amount of times that I typed “adjaceny” and not adjacency is amazing. With the search and replace I was able to fix it all in one good. Then the simple go to line # helped a lot too. Since I was using a lot of GDB for this assignment, it told me the line the segfault would happen, and it saved time clicking the arrow button a bu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09T13:53:20.74</meta:creation-date>
    <dc:date>2014-12-09T14:26:04.80</dc:date>
    <meta:editing-duration>PT2M21S</meta:editing-duration>
    <meta:editing-cycles>2</meta:editing-cycles>
    <meta:generator>OpenOffice/4.1.0$Win32 OpenOffice.org_project/410m18$Build-9764</meta:generator>
    <meta:document-statistic meta:table-count="0" meta:image-count="0" meta:object-count="0" meta:page-count="1" meta:paragraph-count="12" meta:word-count="560" meta:character-count="3028"/>
  </office:meta>
</office:document-meta>
</file>